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0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1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2" style:family="paragraph" style:parent-style-name="Heading_20_1" style:list-style-name="WWNum2"/>
    <style:style style:name="P2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fo:font-variant="normal" fo:text-transform="none" fo:color="#000000" fo:font-size="12pt" style:font-size-asian="12pt" style:font-size-complex="12pt"/>
    </style:style>
    <style:style style:name="T18" style:family="text">
      <style:text-properties fo:color="#1155cc" style:text-underline-style="solid" style:text-underline-width="auto" style:text-underline-color="font-color"/>
    </style:style>
    <style:style style:name="T1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aczyuw2yex2w"/><text:span text:style-name="T1">Sistemes de gestió empresarial</text:span><text:span text:style-name="T2"><text:line-break/></text:span><text:span text:style-name="T3">UD 05. (Presencial) Activitats no avaluabl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tzat Octubre 2021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a xlink:type="simple" xlink:href="#_4owcmsjlyn6b" text:style-name="Index_20_Link" text:visited-style-name="Index_20_Link"><text:span text:style-name="T16">Activitat 01</text:span></text:a><text:span text:style-name="T16"><text:tab/>3</text:span></text:p>
        </text:index-body>
      </text:table-of-content>
      <text:p text:style-name="P13"/>
      <text:p text:style-name="P14"><text:span text:style-name="T14">UD05. Activitats no avaluables (Presencial)</text:span></text:p>
      <text:list xml:id="list223596199" text:style-name="WWNum2">
        <text:list-item>
          <text:p text:style-name="P22"><text:bookmark text:name="_4owcmsjlyn6b"/>Activitat 01</text:p>
        </text:list-item>
      </text:list>
      <text:list xml:id="list1460540147" text:style-name="WWNum1">
        <text:list-item>
          <text:p text:style-name="P19">Registrat al portal <text:a xlink:type="simple" xlink:href="http://www.aprendeaprogramar.org" text:style-name="ListLabel_20_10" text:visited-style-name="ListLabel_20_10"><text:span text:style-name="T18">www.aprendeaprogramar.org</text:span></text:a> </text:p>
        </text:list-item>
        <text:list-item>
          <text:p text:style-name="P20">Auto matriculat en el curs “Programació bàsica en Python 3”.</text:p>
        </text:list-item>
        <text:list-item>
          <text:p text:style-name="P21">Comenta en el fòrum de la unitat aquells que tinguen més dificultats, que hages plantejat solucions alternatives, solucions a aquelles que no tenen solució penjada, etc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5. Activitats no avaluables</text:span></text:p>
      </style:header>
      <style:footer>
        <text:p text:style-name="MP4"><text:span text:style-name="MT1">Sistemes de gestió empresarial<text:tab/><text:tab/>UD05 - Pà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0" meta:word-count="156" meta:character-count="1032" meta:non-whitespace-character-count="892"/>
    <meta:generator>LibreOfficeDev/6.0.5.2$Linux_X86_64 LibreOffice_project/</meta:generator>
  </office:meta>
</office:document-meta>
</file>